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857" officeooo:paragraph-rsid="0009b857"/>
    </style:style>
    <style:style style:name="P2" style:family="paragraph" style:parent-style-name="Standard" style:list-style-name="L1">
      <style:text-properties officeooo:rsid="000b415f" officeooo:paragraph-rsid="000b415f"/>
    </style:style>
    <style:style style:name="P3" style:family="paragraph" style:parent-style-name="Standard" style:list-style-name="L1">
      <style:text-properties officeooo:rsid="000b415f" officeooo:paragraph-rsid="000cbf39"/>
    </style:style>
    <style:style style:name="P4" style:family="paragraph" style:parent-style-name="Standard">
      <style:text-properties officeooo:rsid="000b415f" officeooo:paragraph-rsid="000b415f"/>
    </style:style>
    <style:style style:name="P5" style:family="paragraph" style:parent-style-name="Standard">
      <style:text-properties fo:font-weight="bold" officeooo:rsid="000cbf39" officeooo:paragraph-rsid="000cbf39" style:font-weight-asian="bold" style:font-weight-complex="bold"/>
    </style:style>
    <style:style style:name="P6" style:family="paragraph" style:parent-style-name="Standard">
      <style:text-properties fo:font-weight="bold" officeooo:rsid="000b415f" officeooo:paragraph-rsid="000cbf39" style:font-weight-asian="bold" style:font-weight-complex="bold"/>
    </style:style>
    <style:style style:name="T1" style:family="text">
      <style:text-properties officeooo:rsid="000cbf39"/>
    </style:style>
    <style:style style:name="T2" style:family="text">
      <style:text-properties fo:font-weight="bold" officeooo:rsid="000cbf39" style:font-weight-asian="bold" style:font-weight-complex="bold"/>
    </style:style>
    <style:style style:name="T3" style:family="text">
      <style:text-properties officeooo:rsid="000f5c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3</text:p>
      <text:p text:style-name="P5"/>
      <text:p text:style-name="P5">Valeur de a négative :</text:p>
      <text:list xml:id="list2075657870" text:style-name="L1">
        <text:list-item>
          <text:p text:style-name="P2">INITIALISATION : p<text:span text:style-name="T1">as de passage dans la boucle </text:span></text:p>
        </text:list-item>
        <text:list-item>
          <text:p text:style-name="P2">HÉRÉDITÉ : /</text:p>
        </text:list-item>
        <text:list-item>
          <text:p text:style-name="P2">CONCLUSION : /</text:p>
        </text:list-item>
      </text:list>
      <text:p text:style-name="P4"/>
      <text:p text:style-name="P5">Valeur de a nulle :</text:p>
      <text:list xml:id="list35305309360698" text:continue-numbering="true" text:style-name="L1">
        <text:list-item>
          <text:p text:style-name="P3">INITIALISATION : <text:span text:style-name="T1">pas de passage dans la boucle</text:span></text:p>
        </text:list-item>
        <text:list-item>
          <text:p text:style-name="P3">HÉRÉDITÉ : /</text:p>
        </text:list-item>
        <text:list-item>
          <text:p text:style-name="P3">CONCLUSION : /</text:p>
        </text:list-item>
      </text:list>
      <text:p text:style-name="P6"/>
      <text:p text:style-name="P5">Valeur de a positive :</text:p>
      <text:list xml:id="list35304358082249" text:continue-numbering="true" text:style-name="L1">
        <text:list-item>
          <text:p text:style-name="P3">INITIALISATION : <text:span text:style-name="T3">passage dans la boucle</text:span></text:p>
        </text:list-item>
        <text:list-item>
          <text:p text:style-name="P3">HÉRÉDITÉ : ?</text:p>
        </text:list-item>
        <text:list-item>
          <text:p text:style-name="P3">CONCLUSION : 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02:07:12.645000000</meta:creation-date>
    <dc:date>2020-03-23T03:51:17.839000000</dc:date>
    <meta:editing-duration>PT12M53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65" meta:character-count="285" meta:non-whitespace-character-count="241"/>
  </office:meta>
</office:document-meta>
</file>